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35871" officeooo:paragraph-rsid="00035871"/>
    </style:style>
    <style:style style:name="P2" style:family="paragraph" style:parent-style-name="Preformatted_20_Text">
      <style:text-properties officeooo:rsid="00035871" officeooo:paragraph-rsid="01da8b17"/>
    </style:style>
    <style:style style:name="P3" style:family="paragraph" style:parent-style-name="Preformatted_20_Text">
      <style:text-properties officeooo:rsid="00035871" officeooo:paragraph-rsid="02449aeb"/>
    </style:style>
    <style:style style:name="P4" style:family="paragraph" style:parent-style-name="Preformatted_20_Text">
      <style:text-properties officeooo:rsid="00035871" officeooo:paragraph-rsid="025ce151"/>
    </style:style>
    <style:style style:name="P5" style:family="paragraph" style:parent-style-name="Preformatted_20_Text">
      <style:text-properties officeooo:rsid="00035871" officeooo:paragraph-rsid="02641ca4"/>
    </style:style>
    <style:style style:name="P6" style:family="paragraph" style:parent-style-name="Preformatted_20_Text">
      <style:text-properties fo:font-weight="bold" officeooo:rsid="00035871" officeooo:paragraph-rsid="00035871" style:font-weight-asian="bold" style:font-weight-complex="bold"/>
    </style:style>
    <style:style style:name="P7" style:family="paragraph" style:parent-style-name="Preformatted_20_Text">
      <style:text-properties fo:font-weight="bold" officeooo:rsid="0008c3a6" officeooo:paragraph-rsid="0008c3a6" style:font-weight-asian="bold" style:font-weight-complex="bold"/>
    </style:style>
    <style:style style:name="P8" style:family="paragraph" style:parent-style-name="Preformatted_20_Text">
      <style:text-properties officeooo:rsid="00070cb8" officeooo:paragraph-rsid="00070cb8"/>
    </style:style>
    <style:style style:name="P9" style:family="paragraph" style:parent-style-name="Preformatted_20_Text">
      <style:text-properties officeooo:rsid="01b93ac2" officeooo:paragraph-rsid="01b93ac2"/>
    </style:style>
    <style:style style:name="P10" style:family="paragraph" style:parent-style-name="Preformatted_20_Text">
      <style:text-properties officeooo:rsid="01d98f29" officeooo:paragraph-rsid="01d98f29"/>
    </style:style>
    <style:style style:name="P11" style:family="paragraph" style:parent-style-name="Preformatted_20_Text">
      <style:text-properties officeooo:rsid="0202e828" officeooo:paragraph-rsid="0202e828"/>
    </style:style>
    <style:style style:name="P12" style:family="paragraph" style:parent-style-name="Preformatted_20_Text">
      <style:text-properties officeooo:rsid="022f8c5a" officeooo:paragraph-rsid="022f8c5a"/>
    </style:style>
    <style:style style:name="P13" style:family="paragraph" style:parent-style-name="Preformatted_20_Text">
      <style:text-properties fo:font-weight="normal" officeooo:rsid="0009a6b9" officeooo:paragraph-rsid="0287b781" style:font-weight-asian="normal" style:font-weight-complex="normal"/>
    </style:style>
    <style:style style:name="P14" style:family="paragraph" style:parent-style-name="Preformatted_20_Text">
      <style:text-properties fo:font-weight="normal" officeooo:rsid="028ec115" officeooo:paragraph-rsid="028ec115" style:font-weight-asian="normal" style:font-weight-complex="normal"/>
    </style:style>
    <style:style style:name="P15" style:family="paragraph" style:parent-style-name="Preformatted_20_Text">
      <style:text-properties fo:font-weight="normal" officeooo:rsid="02985a24" officeooo:paragraph-rsid="02985a24" style:font-weight-asian="normal" style:font-weight-complex="normal"/>
    </style:style>
    <style:style style:name="P16" style:family="paragraph" style:parent-style-name="Preformatted_20_Text">
      <style:text-properties fo:font-weight="normal" officeooo:rsid="030c4b3b" officeooo:paragraph-rsid="0323b8b5" style:font-weight-asian="normal" style:font-weight-complex="normal"/>
    </style:style>
    <style:style style:name="P17" style:family="paragraph" style:parent-style-name="Preformatted_20_Text">
      <style:text-properties fo:font-weight="normal" officeooo:rsid="03385470" officeooo:paragraph-rsid="03504266" style:font-weight-asian="normal" style:font-weight-complex="normal"/>
    </style:style>
    <style:style style:name="P18" style:family="paragraph" style:parent-style-name="Preformatted_20_Text">
      <style:text-properties officeooo:rsid="0043bf0e" officeooo:paragraph-rsid="0043bf0e"/>
    </style:style>
    <style:style style:name="P19" style:family="paragraph" style:parent-style-name="Preformatted_20_Text">
      <style:text-properties officeooo:rsid="02bbcd0c" officeooo:paragraph-rsid="02bbcd0c"/>
    </style:style>
    <style:style style:name="P20" style:family="paragraph" style:parent-style-name="Preformatted_20_Text">
      <style:text-properties officeooo:rsid="02c9c435" officeooo:paragraph-rsid="02c9c435"/>
    </style:style>
    <style:style style:name="P21" style:family="paragraph" style:parent-style-name="Preformatted_20_Text">
      <style:text-properties officeooo:rsid="02df861d" officeooo:paragraph-rsid="02df861d"/>
    </style:style>
    <style:style style:name="P22" style:family="paragraph" style:parent-style-name="Preformatted_20_Text">
      <style:text-properties fo:font-weight="normal" officeooo:rsid="03141e1b" officeooo:paragraph-rsid="0323b8b5" style:font-weight-asian="normal" style:font-weight-complex="normal"/>
    </style:style>
    <style:style style:name="P23" style:family="paragraph" style:parent-style-name="Preformatted_20_Text">
      <style:text-properties fo:font-weight="normal" officeooo:rsid="035a9c83" officeooo:paragraph-rsid="03504266" style:font-weight-asian="normal" style:font-weight-complex="normal"/>
    </style:style>
    <style:style style:name="P24" style:family="paragraph" style:parent-style-name="Preformatted_20_Text">
      <style:text-properties officeooo:rsid="0384b446" officeooo:paragraph-rsid="0384b446"/>
    </style:style>
    <style:style style:name="P25" style:family="paragraph" style:parent-style-name="Preformatted_20_Text">
      <style:text-properties officeooo:rsid="038a2126" officeooo:paragraph-rsid="038a2126"/>
    </style:style>
    <style:style style:name="P26" style:family="paragraph" style:parent-style-name="Preformatted_20_Text">
      <style:text-properties officeooo:rsid="0392f1eb" officeooo:paragraph-rsid="0392f1eb"/>
    </style:style>
    <style:style style:name="P27" style:family="paragraph" style:parent-style-name="Preformatted_20_Text">
      <style:text-properties officeooo:rsid="0399b9c0" officeooo:paragraph-rsid="0399b9c0"/>
    </style:style>
    <style:style style:name="P28" style:family="paragraph" style:parent-style-name="Preformatted_20_Text">
      <style:text-properties officeooo:rsid="03a7ca46" officeooo:paragraph-rsid="03a7ca46"/>
    </style:style>
    <style:style style:name="P29" style:family="paragraph" style:parent-style-name="Preformatted_20_Text">
      <style:text-properties officeooo:rsid="03b39ba7" officeooo:paragraph-rsid="03b39ba7"/>
    </style:style>
    <style:style style:name="P30" style:family="paragraph" style:parent-style-name="Preformatted_20_Text">
      <style:text-properties officeooo:rsid="03b84402" officeooo:paragraph-rsid="03b84402"/>
    </style:style>
    <style:style style:name="P31" style:family="paragraph" style:parent-style-name="Preformatted_20_Text">
      <style:text-properties officeooo:rsid="03b93a57" officeooo:paragraph-rsid="03b93a57"/>
    </style:style>
    <style:style style:name="P32" style:family="paragraph" style:parent-style-name="Preformatted_20_Text">
      <style:text-properties officeooo:rsid="03c48e67" officeooo:paragraph-rsid="03c48e67"/>
    </style:style>
    <style:style style:name="P33" style:family="paragraph" style:parent-style-name="Preformatted_20_Text">
      <style:text-properties officeooo:rsid="00035871" officeooo:paragraph-rsid="00035871"/>
    </style:style>
    <style:style style:name="P34" style:family="paragraph" style:parent-style-name="Preformatted_20_Text">
      <style:text-properties fo:language="en" fo:country="US" officeooo:rsid="03c61cfc" officeooo:paragraph-rsid="03c61cfc"/>
    </style:style>
    <style:style style:name="P35" style:family="paragraph" style:parent-style-name="Preformatted_20_Text">
      <style:text-properties officeooo:rsid="0202e828" officeooo:paragraph-rsid="0202e828"/>
    </style:style>
    <style:style style:name="P36" style:family="paragraph" style:parent-style-name="Preformatted_20_Text">
      <style:text-properties officeooo:rsid="03d5f93c" officeooo:paragraph-rsid="03d5f93c"/>
    </style:style>
    <style:style style:name="T1" style:family="text">
      <style:text-properties officeooo:rsid="00037a58"/>
    </style:style>
    <style:style style:name="T2" style:family="text">
      <style:text-properties officeooo:rsid="000bc68d"/>
    </style:style>
    <style:style style:name="T3" style:family="text">
      <style:text-properties officeooo:rsid="000e9e68"/>
    </style:style>
    <style:style style:name="T4" style:family="text">
      <style:text-properties officeooo:rsid="000f620d"/>
    </style:style>
    <style:style style:name="T5" style:family="text">
      <style:text-properties fo:font-weight="bold" style:font-weight-asian="bold" style:font-weight-complex="bold"/>
    </style:style>
    <style:style style:name="T6" style:family="text">
      <style:text-properties fo:font-weight="bold" officeooo:rsid="0040e344" style:font-weight-asian="bold" style:font-weight-complex="bold"/>
    </style:style>
    <style:style style:name="T7" style:family="text">
      <style:text-properties fo:font-weight="bold" officeooo:rsid="00e7f35e" style:font-weight-asian="bold" style:font-weight-complex="bold"/>
    </style:style>
    <style:style style:name="T8" style:family="text">
      <style:text-properties fo:font-weight="bold" officeooo:rsid="016c2449" style:font-weight-asian="bold" style:font-weight-complex="bold"/>
    </style:style>
    <style:style style:name="T9" style:family="text">
      <style:text-properties officeooo:rsid="00748d5a"/>
    </style:style>
    <style:style style:name="T10" style:family="text">
      <style:text-properties officeooo:rsid="00e6665e"/>
    </style:style>
    <style:style style:name="T11" style:family="text">
      <style:text-properties officeooo:rsid="014240f6"/>
    </style:style>
    <style:style style:name="T12" style:family="text">
      <style:text-properties officeooo:rsid="016c2449"/>
    </style:style>
    <style:style style:name="T13" style:family="text">
      <style:text-properties officeooo:rsid="0231448b"/>
    </style:style>
    <style:style style:name="T14" style:family="text">
      <style:text-properties officeooo:rsid="0232a819"/>
    </style:style>
    <style:style style:name="T15" style:family="text">
      <style:text-properties officeooo:rsid="023584a8"/>
    </style:style>
    <style:style style:name="T16" style:family="text">
      <style:text-properties officeooo:rsid="02367ebe"/>
    </style:style>
    <style:style style:name="T17" style:family="text">
      <style:text-properties officeooo:rsid="0237d5d4"/>
    </style:style>
    <style:style style:name="T18" style:family="text">
      <style:text-properties officeooo:rsid="02397e53"/>
    </style:style>
    <style:style style:name="T19" style:family="text">
      <style:text-properties officeooo:rsid="023ab1ec"/>
    </style:style>
    <style:style style:name="T20" style:family="text">
      <style:text-properties officeooo:rsid="023bad45"/>
    </style:style>
    <style:style style:name="T21" style:family="text">
      <style:text-properties officeooo:rsid="023f3239"/>
    </style:style>
    <style:style style:name="T22" style:family="text">
      <style:text-properties officeooo:rsid="02438b3f"/>
    </style:style>
    <style:style style:name="T23" style:family="text">
      <style:text-properties officeooo:rsid="02455e51"/>
    </style:style>
    <style:style style:name="T24" style:family="text">
      <style:text-properties officeooo:rsid="0248759a"/>
    </style:style>
    <style:style style:name="T25" style:family="text">
      <style:text-properties officeooo:rsid="024a24ba"/>
    </style:style>
    <style:style style:name="T26" style:family="text">
      <style:text-properties officeooo:rsid="024c14d5"/>
    </style:style>
    <style:style style:name="T27" style:family="text">
      <style:text-properties officeooo:rsid="024df32d"/>
    </style:style>
    <style:style style:name="T28" style:family="text">
      <style:text-properties officeooo:rsid="02518307"/>
    </style:style>
    <style:style style:name="T29" style:family="text">
      <style:text-properties officeooo:rsid="0256756a"/>
    </style:style>
    <style:style style:name="T30" style:family="text">
      <style:text-properties officeooo:rsid="025951f2"/>
    </style:style>
    <style:style style:name="T31" style:family="text">
      <style:text-properties officeooo:rsid="0259d509"/>
    </style:style>
    <style:style style:name="T32" style:family="text">
      <style:text-properties officeooo:rsid="025ce151"/>
    </style:style>
    <style:style style:name="T33" style:family="text">
      <style:text-properties officeooo:rsid="025e8413"/>
    </style:style>
    <style:style style:name="T34" style:family="text">
      <style:text-properties officeooo:rsid="0260bdc7"/>
    </style:style>
    <style:style style:name="T35" style:family="text">
      <style:text-properties officeooo:rsid="02628ef0"/>
    </style:style>
    <style:style style:name="T36" style:family="text">
      <style:text-properties officeooo:rsid="0264c112"/>
    </style:style>
    <style:style style:name="T37" style:family="text">
      <style:text-properties officeooo:rsid="02662b10"/>
    </style:style>
    <style:style style:name="T38" style:family="text">
      <style:text-properties officeooo:rsid="026ec809"/>
    </style:style>
    <style:style style:name="T39" style:family="text">
      <style:text-properties officeooo:rsid="0271a6ce"/>
    </style:style>
    <style:style style:name="T40" style:family="text">
      <style:text-properties officeooo:rsid="02756358"/>
    </style:style>
    <style:style style:name="T41" style:family="text">
      <style:text-properties officeooo:rsid="0278b7b9"/>
    </style:style>
    <style:style style:name="T42" style:family="text">
      <style:text-properties officeooo:rsid="027cf6d2"/>
    </style:style>
    <style:style style:name="T43" style:family="text">
      <style:text-properties officeooo:rsid="027e512f"/>
    </style:style>
    <style:style style:name="T44" style:family="text">
      <style:text-properties officeooo:rsid="028018f9"/>
    </style:style>
    <style:style style:name="T45" style:family="text">
      <style:text-properties officeooo:rsid="0281617f"/>
    </style:style>
    <style:style style:name="T46" style:family="text">
      <style:text-properties officeooo:rsid="0285c285"/>
    </style:style>
    <style:style style:name="T47" style:family="text">
      <style:text-properties officeooo:rsid="028797f1"/>
    </style:style>
    <style:style style:name="T48" style:family="text">
      <style:text-properties officeooo:rsid="0287b781"/>
    </style:style>
    <style:style style:name="T49" style:family="text">
      <style:text-properties officeooo:rsid="028f0ca8"/>
    </style:style>
    <style:style style:name="T50" style:family="text">
      <style:text-properties officeooo:rsid="029aa1fe"/>
    </style:style>
    <style:style style:name="T51" style:family="text">
      <style:text-properties officeooo:rsid="02bc17bd"/>
    </style:style>
    <style:style style:name="T52" style:family="text">
      <style:text-properties officeooo:rsid="02cc5ad4"/>
    </style:style>
    <style:style style:name="T53" style:family="text">
      <style:text-properties officeooo:rsid="02e324c3"/>
    </style:style>
    <style:style style:name="T54" style:family="text">
      <style:text-properties officeooo:rsid="03141e1b"/>
    </style:style>
    <style:style style:name="T55" style:family="text">
      <style:text-properties officeooo:rsid="033b333a"/>
    </style:style>
    <style:style style:name="T56" style:family="text">
      <style:text-properties officeooo:rsid="033d7998"/>
    </style:style>
    <style:style style:name="T57" style:family="text">
      <style:text-properties officeooo:rsid="03746347"/>
    </style:style>
    <style:style style:name="T58" style:family="text">
      <style:text-properties officeooo:rsid="03858532"/>
    </style:style>
    <style:style style:name="T59" style:family="text">
      <style:text-properties officeooo:rsid="038a908b"/>
    </style:style>
    <style:style style:name="T60" style:family="text">
      <style:text-properties officeooo:rsid="03933c2e"/>
    </style:style>
    <style:style style:name="T61" style:family="text">
      <style:text-properties officeooo:rsid="039747c0"/>
    </style:style>
    <style:style style:name="T62" style:family="text">
      <style:text-properties officeooo:rsid="039b3fd0"/>
    </style:style>
    <style:style style:name="T63" style:family="text">
      <style:text-properties officeooo:rsid="03a8fea4"/>
    </style:style>
    <style:style style:name="T64" style:family="text">
      <style:text-properties officeooo:rsid="03ab0c18"/>
    </style:style>
    <style:style style:name="T65" style:family="text">
      <style:text-properties fo:language="en" fo:country="US"/>
    </style:style>
    <style:style style:name="T66" style:family="text">
      <style:text-properties fo:language="en" fo:country="US" officeooo:rsid="03b108db"/>
    </style:style>
    <style:style style:name="T67" style:family="text">
      <style:text-properties fo:language="en" fo:country="US" officeooo:rsid="03b54dda"/>
    </style:style>
    <style:style style:name="T68" style:family="text">
      <style:text-properties fo:language="en" fo:country="US" officeooo:rsid="03b74abf"/>
    </style:style>
    <style:style style:name="T69" style:family="text">
      <style:text-properties fo:language="en" fo:country="US" officeooo:rsid="03b87121"/>
    </style:style>
    <style:style style:name="T70" style:family="text">
      <style:text-properties fo:language="en" fo:country="US" officeooo:rsid="03bd82de"/>
    </style:style>
    <style:style style:name="T71" style:family="text">
      <style:text-properties fo:language="en" fo:country="US" officeooo:rsid="03be9ab0"/>
    </style:style>
    <style:style style:name="T72" style:family="text">
      <style:text-properties fo:language="en" fo:country="US" officeooo:rsid="03c22f8e"/>
    </style:style>
    <style:style style:name="T73" style:family="text">
      <style:text-properties fo:language="en" fo:country="US" officeooo:rsid="03c40db3"/>
    </style:style>
    <style:style style:name="T74" style:family="text">
      <style:text-properties fo:language="en" fo:country="US" officeooo:rsid="03c5679d"/>
    </style:style>
    <style:style style:name="T75" style:family="text">
      <style:text-properties fo:language="en" fo:country="US" officeooo:rsid="03cb4f34"/>
    </style:style>
    <style:style style:name="T76" style:family="text">
      <style:text-properties fo:language="en" fo:country="US" officeooo:rsid="03cc1376"/>
    </style:style>
    <style:style style:name="T77" style:family="text">
      <style:text-properties fo:language="en" fo:country="US" officeooo:rsid="03cdb79a"/>
    </style:style>
    <style:style style:name="T78" style:family="text">
      <style:text-properties fo:language="en" fo:country="US" officeooo:rsid="03ce4f36"/>
    </style:style>
    <style:style style:name="T79" style:family="text">
      <style:text-properties fo:language="en" fo:country="US" officeooo:rsid="03d03b67"/>
    </style:style>
    <style:style style:name="T80" style:family="text">
      <style:text-properties fo:language="en" fo:country="US" officeooo:rsid="03d1785f"/>
    </style:style>
    <style:style style:name="T81" style:family="text">
      <style:text-properties fo:language="en" fo:country="US" officeooo:rsid="03d39cf9"/>
    </style:style>
    <style:style style:name="T82" style:family="text">
      <style:text-properties fo:language="en" fo:country="US" officeooo:rsid="03d4c097"/>
    </style:style>
    <style:style style:name="T83" style:family="text">
      <style:text-properties fo:language="en" fo:country="US" officeooo:rsid="03d6638f"/>
    </style:style>
    <style:style style:name="T84" style:family="text">
      <style:text-properties fo:language="en" fo:country="US" officeooo:rsid="03d7dd8c"/>
    </style:style>
    <style:style style:name="T85" style:family="text">
      <style:text-properties fo:language="en" fo:country="US" officeooo:rsid="03d9502b"/>
    </style:style>
    <style:style style:name="T86" style:family="text">
      <style:text-properties fo:language="en" fo:country="US" officeooo:rsid="03da5e44"/>
    </style:style>
    <style:style style:name="T87" style:family="text">
      <style:text-properties officeooo:rsid="03ba5317"/>
    </style:style>
    <style:style style:name="T88" style:family="text">
      <style:text-properties officeooo:rsid="03bc2fc0"/>
    </style:style>
    <style:style style:name="T89" style:family="text">
      <style:text-properties officeooo:rsid="03c767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FS 2016 Presentation Plot:</text:p>
      <text:p text:style-name="P1"/>
      <text:p text:style-name="P6"><text:span text:style-name="T1">P1: </text:span>Title</text:p>
      <text:p text:style-name="P1">Hello <text:span text:style-name="T13">everyone</text:span>. <text:span text:style-name="T14">My name is</text:span> <text:span text:style-name="T14">Yan Yan and I’m </text:span>here today to present our recent work: [Cryptographic Randomness on a CC2538: A Case Study]. In this paper, we <text:span text:style-name="T15">reviewed</text:span> the random number generator <text:span text:style-name="T18">design for</text:span> <text:span text:style-name="T16">a specific</text:span> Internet of Things device, CC2538. <text:span text:style-name="T17">The work is done with my supervisors Elisabeth Oswald and Theo Tryfonas.</text:span></text:p>
      <text:p text:style-name="P1"/>
      <text:p text:style-name="P6">P2: Introduce TI CC2538.</text:p>
      <text:p text:style-name="P3"><text:span text:style-name="T19">CC2538</text:span> is a <text:span text:style-name="T20">System on Chip product of </text:span>Texas Instrument. <text:span text:style-name="T21">It is</text:span> announce<text:span text:style-name="T21">d</text:span> in 2012, featuring high performance, 15.4 comp<text:span text:style-name="T38">atibility</text:span> <text:span text:style-name="T22">and</text:span> low power consumption. <text:span text:style-name="T29">It is well supported by the Contiki OS which we made a lot of use in our experiments.</text:span></text:p>
      <text:p text:style-name="P3"/>
      <text:p text:style-name="P3"><text:span text:style-name="T23">T</text:span>his chip also has <text:span text:style-name="T24">a rich</text:span> cryptographic <text:span text:style-name="T25">support, </text:span>including ECC, <text:span text:style-name="T26">AES and SHA-256</text:span> <text:span text:style-name="T27">accelerator. This advertises it for security applications.</text:span></text:p>
      <text:p text:style-name="P1"/>
      <text:p text:style-name="P6">P3: Introduction to RNG.</text:p>
      <text:p text:style-name="P4">Now let's talk about <text:span text:style-name="T30">RNGs</text:span>. <text:span text:style-name="T31">Generally there are two types of</text:span> RNGs. </text:p>
      <text:p text:style-name="P4"/>
      <text:p text:style-name="P5"><text:span text:style-name="T32">The first is</text:span> True RNG, <text:span text:style-name="T33">which is implemented in</text:span> hardware that sample<text:span text:style-name="T28">s</text:span> physical entropy <text:span text:style-name="T34">in the environment.</text:span> <text:span text:style-name="T35">F</text:span>or example, many Linux distributions use hard disk noise as the system randomness. </text:p>
      <text:p text:style-name="P5"/>
      <text:p text:style-name="P5"><text:span text:style-name="T36">The second is </text:span>P<text:span text:style-name="T36">seudo </text:span>RNG. <text:span text:style-name="T37">PRNG requires a seeded that is generated by TRNG.</text:span> <text:span text:style-name="T39">It then transform the seed to</text:span> a stream of random numbers using hash functions or encryption algorithms. The reason we need PRNG is that they are <text:span text:style-name="T40">usually </text:span>faster and the output <text:span text:style-name="T41">is sometime more random than TRNGs</text:span>.</text:p>
      <text:p text:style-name="P1"/>
      <text:p text:style-name="P8">RNGs <text:span text:style-name="T43">have various</text:span> <text:span text:style-name="T42">applications</text:span>. <text:span text:style-name="T44">In c</text:span>ryptography, secret key<text:span text:style-name="T45">s</text:span> <text:span text:style-name="T45">are normally </text:span>generat<text:span text:style-name="T45">ed by RNGs</text:span>.</text:p>
      <text:p text:style-name="P8"/>
      <text:p text:style-name="P7">P4: Example – RNG in EC Key Generation</text:p>
      <text:p text:style-name="P13">Th<text:span text:style-name="T3">is</text:span> is a<text:span text:style-name="T46">n example</text:span> of ECDSA <text:span text:style-name="T2">session</text:span> key generation,<text:span text:style-name="T47"> taken from the tinyDTLS implementation</text:span>. <text:span text:style-name="T48">The secret key is generated by repetitively calling the PRNG and the public key is the scale multiplication of the secret key and base point G.</text:span></text:p>
      <text:p text:style-name="P13"/>
      <text:p text:style-name="P14">Apparently <text:span text:style-name="T49">security of cryptographic algorithms heavily rely on the unpredictability of secret keys; if the secret key is predictable then nothing can be secure.</text:span></text:p>
      <text:p text:style-name="P1"/>
      <text:p text:style-name="P6">P<text:span text:style-name="T4">5</text:span>: RNG issues reported on previous devices.</text:p>
      <text:p text:style-name="P15">Historically, <text:span text:style-name="T50">problematic RNGs have been reported for several IoT applications. These blogs reported complete brake of some smart meter applications which used the earlier products in the CC series, but we sadly found that the same problem still exists in this recent device.</text:span></text:p>
      <text:p text:style-name="P1"/>
      <text:p text:style-name="P1"><text:span text:style-name="T5">P</text:span><text:span text:style-name="T6">6</text:span><text:span text:style-name="T5">: RNG design on CC2538: predictable sequence and low entropy (same issue).</text:span> </text:p>
      <text:p text:style-name="P19">CC2538 <text:span text:style-name="T51">user manual suggested the use of CRC16 register as a PRNG. In our investigation, we realised a coding issue in the Contiki driver and reported to the author. </text:span></text:p>
      <text:p text:style-name="P18"/>
      <text:p text:style-name="P20">When using the CRC16 as a PRNG, <text:span text:style-name="T52">the register is initialised by a TRNG sampling the radio noise which we will talk later. Upon calling, the input bit is fixed to 0 and the register performs 13 times of CRC16 calculation, and outputs the result as a random number.</text:span></text:p>
      <text:p text:style-name="P18"/>
      <text:p text:style-name="P21">The problem here is quite obvious. <text:span text:style-name="T53">Since the algorithm is deterministic, the output will eventually end up in a cycle. Because the register is only 16 bits, so the period of cycle is no longer than 2^16 calls. This implies if we use this PRNG to generate secret keys, there will be no more than 65536 possible values, which can be easily enumerated. This is far not enough for cryptographic security.</text:span></text:p>
      <text:p text:style-name="P1"/>
      <text:p text:style-name="P1"><text:soft-page-break/></text:p>
      <text:p text:style-name="P6">P<text:span text:style-name="T9">7</text:span>: The RNG leads to a practical issue. DTLS ECDHE/ECDSA totally broken (but not going into algorithm details).</text:p>
      <text:p text:style-name="P16">For example, <text:span text:style-name="T54">exploiting this vulnerability, we can practically brake ECDHE/ECDSA cipher suite which has been implemented by the tinydtls implementation. </text:span></text:p>
      <text:p text:style-name="P16"/>
      <text:p text:style-name="P22">All we need to do is to enumerate all the possible secret key values and build a key pair look up table. For ECDHE, we can revert any one of the scalers using the table and compute the shared secret. For ECDSA, we can revert the session key in the same way and then compute the long term secret key.</text:p>
      <text:p text:style-name="P1"/>
      <text:p text:style-name="P6">P<text:span text:style-name="T10">8</text:span>: CC2538 uses RF to sample random seed.</text:p>
      <text:p text:style-name="P17"><text:span text:style-name="T55">So far w</text:span>e have shown that the PRNG is completely unsuitable for secure applications <text:span text:style-name="T57">just as its precedents</text:span>, <text:span text:style-name="T56">now we take a look at its TRNG. </text:span></text:p>
      <text:p text:style-name="P17"/>
      <text:p text:style-name="P23">As I mentioned before, CC2538 has a specific register that samples radio noise and outputs a random bit. We tested its randomness using a test suite provided by NIST and it passed all the tests. So radio noise itself has a good entropy. But for many IoT applications, these devices are expected to be deployed in an open area, which means the adversaries could potentially sent a jamming signal to tamper the randomness.</text:p>
      <text:p text:style-name="P1"/>
      <text:p text:style-name="P1"><text:span text:style-name="T5">P</text:span><text:span text:style-name="T7">9</text:span><text:span text:style-name="T5">: Reverse engineering by comparing to siblings.</text:span> </text:p>
      <text:p text:style-name="P24">In order to design a signal that bias <text:span text:style-name="T58">the RNG, the first thing is to understand how the radio noise is encoded into a random bit. Unfortunately, there is no documentation in its manual about how it does it. However, the device is likely to have a similar RF design as of its siblings, so we went for their manuals instead and we found something.</text:span></text:p>
      <text:p text:style-name="P24"/>
      <text:p text:style-name="P25">The graph on the left is the radio module of CC2430. <text:span text:style-name="T59">We see that the receiving path is quite typical. The input signal is amplified by a Low Noise Amplifier and divided into IQ channels. The signal then go through a mixer, filter, and amplified again before going into the Analogue to Digital Converter. Notice that there is an Automatic Gain Control system in the circuit.</text:span></text:p>
      <text:p text:style-name="P1"/>
      <text:p text:style-name="P26"><text:span text:style-name="T60">On in graph on the right, we see </text:span>CC2520 further detailed the design. <text:span text:style-name="T61">For each ADC, we take the Least Significant Bit of the digital output as the random bit.</text:span></text:p>
      <text:p text:style-name="P1"/>
      <text:p text:style-name="P6">P<text:span text:style-name="T11">10</text:span>: Strategy: using constant signal.</text:p>
      <text:p text:style-name="P27">So how do we bias it? <text:span text:style-name="T62">We tried several things and found a constant signal is practically the most effective one. The idea is that for either I channel path or Q channel path, if we fix the input analogue to ADC, then the output will be a constant value, so is the LSB. This can be simply implemented as a carrier wave.</text:span></text:p>
      <text:p text:style-name="P27"/>
      <text:p text:style-name="P28"><text:span text:style-name="T63">Yet</text:span>, noises are still a practical challenge. <text:span text:style-name="T64">The noises can come from the environment or the circuit itself. The graph shows an AGC circuit design. If a noise is added to the input signal, it will be amplified at each stage. Because </text:span><text:span text:style-name="T66">the LSB represents the smallest voltage that can be detected by the device, the noises will make it unpredictable.</text:span></text:p>
      <text:p text:style-name="P28"><text:span text:style-name="T66"/></text:p>
      <text:p text:style-name="P29"><text:span text:style-name="T66">T</text:span><text:span text:style-name="T65">he solution is to saturate the circuit, </text:span><text:span text:style-name="T67">that is we make the jamming signal extremely strong </text:span><text:span text:style-name="T68">and we hope the noise became negligible, or something weird happens that fixes the ADC input.</text:span></text:p>
      <text:p text:style-name="P29"><text:span text:style-name="T68"/></text:p>
      <text:p text:style-name="P30"><text:span text:style-name="T69">I</text:span><text:span text:style-name="T65">t turns out it worked.</text:span></text:p>
      <text:p text:style-name="P9"/>
      <text:p text:style-name="P10">(Demo)</text:p>
      <text:p text:style-name="P1"/>
      <text:p text:style-name="P34">The actual voltage <text:span text:style-name="T89">we applied </text:span>is from <text:span text:style-name="T89">tens to a few hundred mV. We expected this value can be achieved given physical access but might be difficult in wireless.</text:span></text:p>
      <text:p text:style-name="P1"/>
      <text:p text:style-name="P6">P1<text:span text:style-name="T12">1</text:span>: Result of attack.</text:p>
      <text:p text:style-name="P31"><text:span text:style-name="T87">T</text:span>his is the result of our attack. <text:span text:style-name="T88">We plotted the frequency </text:span><text:span text:style-name="T70">of 0 and </text:span><text:span text:style-name="T71">average </text:span><text:soft-page-break/><text:span text:style-name="T70">longest 0 runs in </text:span><text:span text:style-name="T71">each seed </text:span><text:span text:style-name="T72">under different IF Gain confi</text:span><text:span text:style-name="T73">gurations of signal source. </text:span></text:p>
      <text:p text:style-name="P31"><text:span text:style-name="T73"/></text:p>
      <text:p text:style-name="P32"><text:span text:style-name="T73">W</text:span><text:span text:style-name="T65">e can see that the attack doesn’t work until </text:span><text:span text:style-name="T74">the gain has been increased to about 13dB, </text:span><text:span text:style-name="T75">but the effect goes down after about 25 dB. </text:span><text:span text:style-name="T76">We suspect this is caused by the distortion of our signal source.</text:span></text:p>
      <text:p text:style-name="P1"/>
      <text:p text:style-name="P2"><text:span text:style-name="T5">P1</text:span><text:span text:style-name="T8">2</text:span><text:span text:style-name="T5">: Conclusion.</text:span> </text:p>
      <text:p text:style-name="P11">So in conclusion, <text:span text:style-name="T77">the RNGs on this device is really not good. </text:span><text:span text:style-name="T78">The PRNG is too predictable </text:span><text:span text:style-name="T79">for any use in cryptography. </text:span><text:span text:style-name="T80">The TRNG can also be tampered. </text:span><text:span text:style-name="T81">If we want to use the radio noise as the entropy source, </text:span><text:span text:style-name="T82">the device must be physically protected.</text:span></text:p>
      <text:p text:style-name="P11"><text:span text:style-name="T82"/></text:p>
      <text:p text:style-name="P36"><text:span text:style-name="T82">A </text:span><text:span text:style-name="T65">reasonable solution to </text:span><text:span text:style-name="T83">the RNG issues would be to use device with dedicated RNG, such as the latest CC26</text:span><text:span text:style-name="T84">50. </text:span><text:span text:style-name="T85">But interestingly, this one doesn’t have all the cryptographic support.</text:span></text:p>
      <text:p text:style-name="P11"/>
      <text:p text:style-name="P12"><text:span text:style-name="T86">Anyway, t</text:span>hat’s all for my presentation. Thank you very much for liste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 LibreOffice_project/5e3e00a007d9b3b6efb6797a8b8e57b51ab1f737</meta:generator>
    <dc:date>2016-11-21T19:44:08.245000000</dc:date>
    <meta:editing-duration>PT18H4M5S</meta:editing-duration>
    <meta:editing-cycles>778</meta:editing-cycles>
    <meta:document-statistic meta:table-count="0" meta:image-count="0" meta:object-count="0" meta:page-count="3" meta:paragraph-count="44" meta:word-count="1248" meta:character-count="7140" meta:non-whitespace-character-count="5926"/>
  </office:meta>
</office:document-meta>
</file>